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09345182539197148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0094811610627198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11484993996122504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83341972016662190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469373922399333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701453670701803534"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33313717707775026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593920191091783147"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789939" text:continue-list="list733313717707775026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68524727380363091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8872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9727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796229"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787911"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80757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92134287300974808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29915394632340831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7100225608220501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801714"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84187815243715103"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4592596357773890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83236319982167441" text:style-name="L15">
        <text:list-item>
          <text:list>
            <text:list-header>
              <text:p text:style-name="P170">1.5 miles averaging about 9:40/mile and rest 1 min</text:p>
            </text:list-header>
          </text:list>
        </text:list-item>
      </text:list>
      <text:p text:style-name="P23">1 mile in 8:26 and rest 2 min</text:p>
      <text:list xml:id="list252510403671643186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85168377444942757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94620"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542078596813130817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4352675698928885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80169727243519106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799142" text:continue-list="list443526756989288853" text:style-name="L19">
        <text:list-item>
          <text:list>
            <text:list-header>
              <text:p text:style-name="P174">(Pace*HR)=1240</text:p>
            </text:list-header>
          </text:list>
        </text:list-item>
      </text:list>
      <text:list xml:id="list39799110" text:continue-list="list5420785968131308173" text:style-name="L18">
        <text:list-item>
          <text:list>
            <text:list-header>
              <text:p text:style-name="P173">2 miles at 10:46/mile Ave HR= 121 bpm and rest a few minutes</text:p>
            </text:list-header>
          </text:list>
        </text:list-item>
      </text:list>
      <text:list xml:id="list39787324" text:continue-list="list3979914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78855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26642912892966851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50283306119521575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82494475414014502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888484335524869030"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36752974291726724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73794135609057592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78530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8850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93777450380988790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6368485101259235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600225527098291596"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10"><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934666434262712991"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5T19:55:10.48</dc:date>
    <dc:creator>James Lombardi</dc:creator>
    <meta:editing-duration>P19DT16H33M54S</meta:editing-duration>
    <meta:editing-cycles>1544</meta:editing-cycles>
    <meta:generator>OpenOffice/4.1.2$Win32 OpenOffice.org_project/412m3$Build-9782</meta:generator>
    <meta:document-statistic meta:table-count="0" meta:image-count="9" meta:object-count="0" meta:page-count="161" meta:paragraph-count="4598" meta:word-count="50009" meta:character-count="256645"/>
  </office:meta>
</office:document-meta>
</file>